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" style:font-pitch="fixed"/>
    <style:font-face style:name="Bitstream Vera Sans Mono" svg:font-family="'Bitstream Vera Sans Mono'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automatic-styles>
    <style:style style:name="P1" style:family="paragraph" style:parent-style-name="APA-Title_20_Page_20_Notes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2" style:family="paragraph" style:parent-style-name="APA-Running_20_Head">
      <style:text-properties style:font-name="Bitstream Vera Sans1" fo:font-size="10pt" style:font-size-asian="10pt" style:font-size-complex="10pt"/>
    </style:style>
    <style:style style:name="P3" style:family="paragraph" style:parent-style-name="Heading_20_3">
      <style:paragraph-properties fo:break-before="page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paragraph-properties fo:margin-left="0pt" fo:margin-right="0pt" fo:text-indent="0pt" style:auto-text-indent="false"/>
    </style:style>
    <style:style style:name="P6" style:family="paragraph" style:parent-style-name="APA-Paper_20_Titile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7" style:family="paragraph" style:parent-style-name="APA-Byline_20__26__20_Affiliation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8" style:family="paragraph" style:parent-style-name="code">
      <style:text-properties style:font-name="Bitstream Vera Sans Mono" fo:font-size="7pt" style:font-size-asian="7pt" style:font-size-complex="7pt"/>
    </style:style>
    <style:style style:name="P9" style:family="paragraph" style:parent-style-name="code">
      <style:text-properties fo:font-size="7pt" style:font-size-asian="7pt" style:font-size-complex="7pt"/>
    </style:style>
    <style:style style:name="P10" style:family="paragraph" style:parent-style-name="code">
      <style:text-properties fo:color="#000000" style:font-name="Bitstream Vera Sans Mono" fo:font-size="7pt" style:font-name-asian="Monospace" style:font-size-asian="7pt" style:font-name-complex="Monospace" style:font-size-complex="7pt"/>
    </style:style>
    <style:style style:name="T1" style:family="text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T2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Lab3 Project</text:p>
      <text:p text:style-name="P7">Xin Tan</text:p>
      <text:p text:style-name="P7">National University</text:p>
      <text:p text:style-name="P7">CSC615</text:p>
      <text:p text:style-name="P7">Professor Geoge H. Tanabe</text:p>
      <text:p text:style-name="P1"/>
      <text:p text:style-name="P3"/>
      <text:p text:style-name="Heading_20_3">Overview:</text:p>
      <text:p text:style-name="Text_20_body">IDE:<text:tab/><text:tab/>vim, eclipse</text:p>
      <text:p text:style-name="Text_20_body">Date:<text:tab/><text:tab/>May 12<text:span text:style-name="T2">th</text:span> 2009</text:p>
      <text:p text:style-name="Text_20_body">Compiler:<text:tab/>SUN JDK 6.0 Linux 64bit (1.6)</text:p>
      <text:p text:style-name="Text_20_body">Ant Makefile:<text:tab/>build.xml</text:p>
      <text:p text:style-name="Text_20_body">Project URL:<text:tab/>http://github.com/tanxin/xin_csc615</text:p>
      <text:p text:style-name="P5"/>
      <text:p text:style-name="Heading_20_3">Get SourceCode:</text:p>
      <text:p text:style-name="Text_20_body">From Git (newest version):</text:p>
      <text:p text:style-name="code">tanxin@laptop ~/.workspace-java/csc615 $ git clone git://github.com/tanxin/xin_overlay.git</text:p>
      <text:p text:style-name="Heading_20_3">Compile:</text:p>
      <text:p text:style-name="code">tanxin@laptop ~/.workspace-java/csc615 $ ant lab3</text:p>
      <text:p text:style-name="code">Buildfile: build.xml </text:p>
      <text:p text:style-name="code"/>
      <text:p text:style-name="code">init: </text:p>
      <text:p text:style-name="code"><text:s text:c="4"/>[mkdir] Created dir: /home/tanxin/documents/school/nu/CSC615/project/build </text:p>
      <text:p text:style-name="code"/>
      <text:p text:style-name="code">compile: </text:p>
      <text:p text:style-name="code"><text:s text:c="4"/>[javac] Compiling 7 source files to /home/tanxin/documents/school/nu/CSC615/project/build </text:p>
      <text:p text:style-name="code"/>
      <text:p text:style-name="code">BUILD SUCCESSFUL </text:p>
      <text:p text:style-name="code">Total time: 1 second </text:p>
      <text:p text:style-name="P4"/>
      <text:p text:style-name="Heading_20_3">Run:</text:p>
      <text:p text:style-name="P9"/>
      <text:p text:style-name="P10">tanxin@laptop ~/.workspace-java/csc615 $ ant runl3</text:p>
      <text:p text:style-name="P10">Buildfile: build.xml</text:p>
      <text:p text:style-name="P10"></text:p>
      <text:p text:style-name="P10">init:</text:p>
      <text:p text:style-name="P10"></text:p>
      <text:p text:style-name="P10">compile:</text:p>
      <text:p text:style-name="P10"></text:p>
      <text:p text:style-name="P10">runl3:</text:p>
      <text:p text:style-name="P10"><text:s text:c="5"/>[java] Generated num:</text:p>
      <text:p text:style-name="P10"><text:s text:c="5"/>[java] 67,57,120,50,128,137,17,165,21,165,64,194,67,125,133,53,127,174,69,49,41,179,65,150,127,108,160,158,49,182,108,92,86,151,194,105,76,124,35,52,196,33,144,5,35,75,186,175,180,6,127,168,36,87,153,182,62,53,72,79,20,104,112,189,175,165,37,20,101,182,178,1,34,107,177,178,74,47,125,148,42,9,116,28,54,132,80,30,21,110,76,83,169,90,156,19,130,90,181,175,98,100,107,73,131,23,74,43,93,155,28,56,107,75,48,99,181,128,132,138,65,115,49,166,42,166,189,50,99,143,70,86,141,18,90,159,67,170,92,116,87,12,185,15,189,169,48,6,53,158,167,118,102,121,114,99,70,33,15,94,102,2,157,92,74,60,131,142,46,176,149,178,116,23,152,86,187,46,87,132,97,137,182,198,152,43,108,103,103,135,14,12,39,151,45,166,174,166,9,164,97,60,160,177,105,198,151,111,144,38,121,63,86,110,173,135,84,13,153,30,89,20,69,79,42,120,123,199,28,68,58,20,142,146,145,93,106,166,184,96,90,54,98,20,135,74,160,76,140,116,159,99,137,36,193,186,60,187,153,196,33,66,16,163,34,87,76,105,154,130,48,196,148,90,119,46,9,135,122,48,37,92,65,83,115,131,78,179,31,76,5,105,10<text:soft-page-break/>5,132,96,51,138,190,94,82,78,80,75,143,114,117,59,18,95,106,168,81,116,167,140,34,170,69,112,86,168,70,130,25,111,77,45,90,40,19,58,171,98,11,45,101,183,27,42,76,6,71,134,10,99,4,147,11,74,5,131,85,187,165,197,49,24,107,4,170,122,139,173,73,88,166,185,99,89,56,49,24,169,146,16,24,160,180,18,171,152,185,50,13,29,190,56,85,175,16,26,65,18,89,41,192,71,87,165,131,59,57,147,185,189,15,18,29,45,173,165,94,48,91,170,179,72,76,65,65,152,33,33,194,30,194,100,83,73,88,91,147,25,58,116,99,93,194,47,127,8,194,80,55,85,169,143,178,122,28,156,64,41,67,29,65,72,65,34,192,18,159,167,62,87,70,160,12,54,94,132,32,107,120,80,19,140,53,165,150,13,49,3,78,43,176,76,195,174,75,157,112,87,150,15,200,9,25,140,198,.</text:p>
      <text:p text:style-name="P10"><text:s text:c="5"/>[java] average = 99</text:p>
      <text:p text:style-name="P10"><text:s text:c="5"/>[java] sum = 49598</text:p>
      <text:p text:style-name="P10"><text:s text:c="5"/>[java] largest = 200</text:p>
      <text:p text:style-name="P10"><text:s text:c="5"/>[java] smallest = 1</text:p>
      <text:p text:style-name="P10"><text:s text:c="5"/>[java] number above the average = 233</text:p>
      <text:p text:style-name="P10"><text:s text:c="5"/>[java] number below the average = 260</text:p>
      <text:p text:style-name="P10"><text:s text:c="5"/>[java] After sorting</text:p>
      <text:p text:style-name="P10"><text:s text:c="5"/>[java] 1,2,3,4,4,5,5,5,6,6,6,8,9,9,9,9,10,11,11,12,12,12,13,13,13,14,15,15,15,15,16,16,16,17,18,18,18,18,18,18,19,19,19,20,20,20,20,20,21,21,23,23,24,24,24,25,25,25,26,27,28,28,28,28,29,29,29,30,30,30,31,32,33,33,33,33,33,34,34,34,34,35,35,36,36,37,37,38,39,40,41,41,41,42,42,42,42,43,43,43,45,45,45,45,46,46,46,47,47,48,48,48,48,48,49,49,49,49,49,49,50,50,50,51,52,53,53,53,53,54,54,54,55,56,56,56,57,57,58,58,58,59,59,60,60,60,62,62,63,64,64,65,65,65,65,65,65,65,65,66,67,67,67,67,68,69,69,69,70,70,70,70,71,71,72,72,72,73,73,73,74,74,74,74,74,75,75,75,75,76,76,76,76,76,76,76,76,77,78,78,78,79,79,80,80,80,80,81,82,83,83,83,84,85,85,85,86,86,86,86,86,87,87,87,87,87,87,87,88,88,89,89,89,90,90,90,90,90,90,91,91,92,92,92,92,93,93,93,94,94,94,94,95,96,96,97,97,98,98,98,99,99,99,99,99,99,99,100,100,101,101,102,102,103,103,104,105,105,105,105,105,106,106,107,107,107,107,107,108,108,108,110,110,111,111,112,112,112,114,114,115,115,116,116,116,116,116,116,117,118,119,120,120,120,121,121,122,122,122,123,124,125,125,127,127,127,127,128,128,130,130,130,131,131,131,131,131,132,132,132,132,132,133,134,135,135,135,135,137,137,137,138,138,139,140,140,140,140,141,142,142,143,143,143,144,144,145,146,146,147,147,147,148,148,149,150,150,150,151,151,151,152,152,152,152,153,153,153,154,155,156,156,157,157,158,158,159,159,159,160,160,160,160,160,163,164,165,165,165,165,165,165,165,166,166,166,166,166,166,167,167,167,168,168,168,169,169,169,169,170,170,170,170,171,171,173,173,173,174,174,174,175,175,175,175,176,176,177,177,178,178,178,178,179,179,179,180,180,181,181,182,182,182,182,183,184,185,185,185,185,186,186,187,187,187,189,189,189,189,190,190,192,192,193,194,194,194,194,194,194,195,196,196,196,197,198,198,198,199,200,.</text:p>
      <text:p text:style-name="P10"></text:p>
      <text:p text:style-name="P10">BUILD SUCCESSFUL</text:p>
      <text:p text:style-name="P10">Total time: 0 seconds</text:p>
      <text:p text:style-name="code"/>
      <text:p text:style-name="code"/>
      <text:p text:style-name="Heading_20_3">Code List:</text:p>
      <text:p text:style-name="Text_20_body">edu.nu.csc615.lab2.MainRunner.java</text:p>
      <text:p text:style-name="code">/**</text:p>
      <text:p text:style-name="code"><text:s/>* Lab3</text:p>
      <text:p text:style-name="code"><text:s/>*</text:p>
      <text:p text:style-name="code"><text:s/>* Copyright 2005-2009 Shin Tan &lt;tanxincn@gmail.com&gt;</text:p>
      <text:p text:style-name="code"><text:s/>*</text:p>
      <text:p text:style-name="code"><text:s/>*</text:p>
      <text:p text:style-name="code"><text:s/>* This program is free software; you can redistribute it and/or</text:p>
      <text:p text:style-name="code"><text:s/>* modify it under the terms of the GNU General Public License</text:p>
      <text:p text:style-name="code"><text:s/>* as published by the Free Software Foundation; either version 2</text:p>
      <text:p text:style-name="code"><text:s/>* of the License, or (at your option) any later version.</text:p>
      <text:p text:style-name="code"><text:s/>*</text:p>
      <text:p text:style-name="code"><text:s/>* This program is distributed in the hope that it will be useful,</text:p>
      <text:p text:style-name="code"><text:s/>* but WITHOUT ANY WARRANTY; without even the implied warranty of</text:p>
      <text:p text:style-name="code"><text:s/>* MERCHANTABILITY or FITNESS FOR A PARTICULAR PURPOSE. <text:s/>See the</text:p>
      <text:p text:style-name="code"><text:s/>* GNU General Public License for more details.</text:p>
      <text:p text:style-name="code"><text:s/>*</text:p>
      <text:p text:style-name="code"><text:s/>* You should have received a copy of the GNU General Public License</text:p>
      <text:p text:style-name="code"><text:s/>* along with this program; if not, write to the Free Software</text:p>
      <text:p text:style-name="code"><text:s/>* Foundation, Inc., 51 Franklin Street, Fifth Floor, Boston, MA <text:s/>02110-1301, USA.</text:p>
      <text:p text:style-name="code"><text:s/>*/</text:p>
      <text:p text:style-name="code">package edu.nu.csc615.lab3;</text:p>
      <text:p text:style-name="code"/>
      <text:p text:style-name="code">import java.util.Random;</text:p>
      <text:p text:style-name="code"/>
      <text:p text:style-name="code">public class Lab3 {</text:p>
      <text:p text:style-name="code"><text:s text:c="4"/></text:p>
      <text:p text:style-name="code"><text:s text:c="4"/>/* define constant */</text:p>
      <text:p text:style-name="code"><text:s text:c="4"/>public final static int ARRAY_SIZE = 500;</text:p>
      <text:p text:style-name="code"/>
      <text:p text:style-name="code"><text:s text:c="4"/>public static void main(String[] args) {</text:p>
      <text:p text:style-name="code"><text:s text:c="8"/></text:p>
      <text:p text:style-name="code"><text:soft-page-break/><text:s text:c="8"/>int average=0, sum=0, numAbove=0, numBelow=0, max=Integer.MIN_VALUE, min=Integer.MAX_VALUE;</text:p>
      <text:p text:style-name="code"><text:s text:c="8"/>int[] intArray = new int[ARRAY_SIZE];</text:p>
      <text:p text:style-name="code"><text:s text:c="8"/></text:p>
      <text:p text:style-name="code"><text:s text:c="8"/>generateRandomArray(intArray);</text:p>
      <text:p text:style-name="code"><text:s text:c="8"/></text:p>
      <text:p text:style-name="code"><text:s text:c="8"/>/* calculate */</text:p>
      <text:p text:style-name="code"><text:s text:c="8"/>for(int j=0;j&lt;intArray.length;j++){</text:p>
      <text:p text:style-name="code"><text:s text:c="12"/>sum += intArray[j];</text:p>
      <text:p text:style-name="code"><text:s text:c="12"/></text:p>
      <text:p text:style-name="code"><text:s text:c="12"/>if(intArray[j] &gt; max)</text:p>
      <text:p text:style-name="code"><text:s text:c="16"/>max = intArray[j];</text:p>
      <text:p text:style-name="code"><text:s text:c="12"/></text:p>
      <text:p text:style-name="code"><text:s text:c="12"/>if(intArray[j] &lt; min)</text:p>
      <text:p text:style-name="code"><text:s text:c="16"/>min = intArray[j];</text:p>
      <text:p text:style-name="code"><text:s text:c="8"/>}</text:p>
      <text:p text:style-name="code"><text:s text:c="8"/>average = sum / intArray.length;</text:p>
      <text:p text:style-name="code"><text:s text:c="8"/></text:p>
      <text:p text:style-name="code"><text:s text:c="8"/>/* count the above/below average */</text:p>
      <text:p text:style-name="code"><text:s text:c="8"/>for(int j=0;j&lt;intArray.length;j++){</text:p>
      <text:p text:style-name="code"><text:s text:c="12"/>if(intArray[j] &gt; average)</text:p>
      <text:p text:style-name="code"><text:s text:c="16"/>numAbove++;</text:p>
      <text:p text:style-name="code"><text:s text:c="12"/>if(intArray[j] &lt; average)</text:p>
      <text:p text:style-name="code"><text:s text:c="16"/>numBelow++;</text:p>
      <text:p text:style-name="code"><text:s text:c="8"/>}</text:p>
      <text:p text:style-name="code"><text:s text:c="8"/></text:p>
      <text:p text:style-name="code"><text:s text:c="8"/>/* print out the generated num */</text:p>
      <text:p text:style-name="code"><text:s text:c="8"/>System.out.println("Generated num:");</text:p>
      <text:p text:style-name="code"><text:s text:c="8"/>printArray(intArray);</text:p>
      <text:p text:style-name="code"><text:s text:c="8"/></text:p>
      <text:p text:style-name="code"><text:s text:c="8"/>System.out.println("average = " + average);</text:p>
      <text:p text:style-name="code"><text:s text:c="8"/>System.out.println("sum = " + sum);</text:p>
      <text:p text:style-name="code"><text:s text:c="8"/>System.out.println("largest = " + max);</text:p>
      <text:p text:style-name="code"><text:s text:c="8"/>System.out.println("smallest = " + min);</text:p>
      <text:p text:style-name="code"><text:s text:c="8"/>System.out.println("number above the average = " + numAbove);</text:p>
      <text:p text:style-name="code"><text:s text:c="8"/>System.out.println("number below the average = " + numBelow);</text:p>
      <text:p text:style-name="code"><text:s text:c="8"/></text:p>
      <text:p text:style-name="code"><text:s text:c="8"/>sort(intArray);</text:p>
      <text:p text:style-name="code"><text:s text:c="8"/></text:p>
      <text:p text:style-name="code"><text:s text:c="8"/>/* print out the array again after sorting */</text:p>
      <text:p text:style-name="code"><text:s text:c="8"/>System.out.println("After sorting");</text:p>
      <text:p text:style-name="code"><text:s text:c="8"/>printArray(intArray);</text:p>
      <text:p text:style-name="code"><text:s text:c="8"/></text:p>
      <text:p text:style-name="code"><text:s text:c="4"/>}</text:p>
      <text:p text:style-name="code"/>
      <text:p text:style-name="code"><text:s text:c="4"/>private static void printArray(int[] intArray) {</text:p>
      <text:p text:style-name="code"><text:s text:c="8"/>for(int j=0;j&lt;intArray.length;j++){</text:p>
      <text:p text:style-name="code"><text:s text:c="12"/>System.out.print(intArray[j] + ",");</text:p>
      <text:p text:style-name="code"><text:s text:c="8"/>}</text:p>
      <text:p text:style-name="code"><text:s text:c="8"/>System.out.println(".");</text:p>
      <text:p text:style-name="code"><text:s text:c="4"/>}</text:p>
      <text:p text:style-name="code"/>
      <text:p text:style-name="code"><text:s text:c="4"/>/* generate random array */</text:p>
      <text:p text:style-name="code"><text:s text:c="4"/>private static void generateRandomArray(int[] intArray) {</text:p>
      <text:p text:style-name="code"><text:s text:c="8"/></text:p>
      <text:p text:style-name="code"><text:s text:c="8"/>Random random = new Random();</text:p>
      <text:p text:style-name="code"><text:s text:c="8"/>for(int j=0;j&lt;intArray.length;j++){</text:p>
      <text:p text:style-name="code"><text:s text:c="12"/>intArray[j] = random.nextInt(200) + 1;</text:p>
      <text:p text:style-name="code"><text:s text:c="8"/>}</text:p>
      <text:p text:style-name="code"><text:s text:c="4"/>}</text:p>
      <text:p text:style-name="code"><text:s text:c="4"/></text:p>
      <text:p text:style-name="code"><text:s text:c="4"/>/* bubble sort */</text:p>
      <text:p text:style-name="code"><text:s text:c="4"/>public static void sort(int[] intArray){</text:p>
      <text:p text:style-name="code"><text:s text:c="8"/>int i,j,t;</text:p>
      <text:p text:style-name="code"><text:s text:c="8"/>for(i=0;i&lt;intArray.length-1;i++){</text:p>
      <text:p text:style-name="code"><text:s text:c="12"/>for(j=i+1;j&lt;intArray.length;j++){</text:p>
      <text:p text:style-name="code"><text:s text:c="16"/>if(intArray[i]&gt;intArray[j]){</text:p>
      <text:p text:style-name="code"><text:s text:c="20"/>t=intArray[i];</text:p>
      <text:p text:style-name="code"><text:s text:c="20"/>intArray[i]=intArray[j];</text:p>
      <text:p text:style-name="code"><text:s text:c="20"/>intArray[j]=t;</text:p>
      <text:p text:style-name="code"><text:s text:c="16"/>}</text:p>
      <text:p text:style-name="code"><text:s text:c="12"/>}</text:p>
      <text:p text:style-name="code"><text:s text:c="8"/>}</text:p>
      <text:p text:style-name="code"><text:s text:c="4"/>}</text:p>
      <text:p text:style-name="code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Monospace" svg:font-family="Monospace" style:font-pitch="fixed"/>
    <style:font-face style:name="Bitstream Vera Sans Mono" svg:font-family="'Bitstream Vera Sans Mono'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79.99pt" style:writing-mode="page"/>
      <style:text-properties fo:color="#000000" style:font-name="Times New Roman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0pt" fo:margin-right="0pt" fo:margin-top="0pt" fo:margin-bottom="6.01pt" fo:line-height="200%" fo:hyphenation-ladder-count="no-limit" fo:text-indent="36.85pt" style:auto-text-indent="false" style:page-number="auto"/>
      <style:text-properties style:font-name="Bitstream Vera Sans" fo:font-size="10pt" fo:hyphenate="true" fo:hyphenation-remain-char-count="2" fo:hyphenation-push-char-count="2"/>
    </style:style>
    <style:style style:name="Heading" style:family="paragraph" style:parent-style-name="Standard" style:next-style-name="Text_20_body" style:class="text" style:master-page-name="">
      <style:paragraph-properties fo:margin-top="0pt" fo:margin-bottom="0pt" style:page-number="auto" fo:keep-with-next="always"/>
      <style:text-properties style:font-name="Times New Roman" fo:font-size="12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pt" fo:margin-bottom="0pt" fo:line-height="200%" fo:text-align="center" style:justify-single-word="false" style:page-number="auto"/>
      <style:text-properties fo:text-transform="capitaliz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pt" fo:margin-bottom="0pt" fo:line-height="200%" fo:text-align="center" style:justify-single-word="false"/>
      <style:text-properties fo:font-size="12pt" fo:font-style="normal" style:text-underline-style="solid" style:text-underline-width="auto" style:text-underline-color="font-color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pt" fo:margin-bottom="0pt" fo:line-height="200%" style:page-number="auto"/>
      <style:text-properties style:font-name="Bitstream Vera Sans"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APA-Heading_20_4" style:next-style-name="Text_20_body" style:default-outline-level="4" style:class="text" style:master-page-name="">
      <style:paragraph-properties fo:margin-left="36.85pt" fo:margin-right="0pt" fo:line-height="200%" fo:text-indent="0pt" style:auto-text-indent="false" style:page-number="auto" fo:keep-with-next="always"/>
      <style:text-properties fo:font-size="12pt" fo:font-style="normal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234pt" style:type="center"/>
          <style:tab-stop style:position="468pt" style:type="right"/>
        </style:tab-stops>
      </style:paragraph-properties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>
      <style:paragraph-properties fo:margin-left="0pt" fo:margin-right="0pt" fo:line-height="200%" fo:text-indent="42.49pt" style:auto-text-indent="false"/>
    </style:style>
    <style:style style:name="Index" style:family="paragraph" style:parent-style-name="Standard" style:class="index">
      <style:paragraph-properties text:number-lines="false" text:line-number="0"/>
    </style:style>
    <style:style style:name="APA-Text_20_Paragraph" style:display-name="APA-Text Paragraph" style:family="paragraph" style:parent-style-name="Standard" style:master-page-name="">
      <style:paragraph-properties fo:margin-left="0pt" fo:margin-right="0pt" fo:line-height="200%" fo:text-indent="36.85pt" style:auto-text-indent="false" style:page-number="auto" fo:background-color="transparent">
        <style:tab-stops/>
        <style:background-image/>
      </style:paragraph-properties>
    </style:style>
    <style:style style:name="APA-Heading_20_.9" style:display-name="APA-Heading .9" style:family="paragraph" style:parent-style-name="APA-Text_20_Paragraph" style:next-style-name="APA-Text_20_Paragraph">
      <style:paragraph-properties fo:margin-left="0pt" fo:margin-right="0pt" fo:text-align="center" style:justify-single-word="false" fo:text-indent="0pt" style:auto-text-indent="false"/>
      <style:text-properties fo:text-transform="uppercase"/>
    </style:style>
    <style:style style:name="APA-Heading_20_1" style:display-name="APA-Heading 1" style:family="paragraph" style:parent-style-name="APA-Heading_20_.9" style:next-style-name="APA-Text_20_Paragraph">
      <style:text-properties fo:text-transform="capitalize"/>
    </style:style>
    <style:style style:name="APA-Heading_20_2" style:display-name="APA-Heading 2" style:family="paragraph" style:parent-style-name="APA-Heading_20_1" style:next-style-name="APA-Text_20_Paragraph">
      <style:text-properties style:text-underline-style="solid" style:text-underline-width="auto" style:text-underline-color="font-color"/>
    </style:style>
    <style:style style:name="APA-Heading_20_3" style:display-name="APA-Heading 3" style:family="paragraph" style:parent-style-name="APA-Heading_20_2" style:next-style-name="APA-Text_20_Paragraph">
      <style:paragraph-properties fo:margin-left="0pt" fo:margin-right="0pt" fo:text-align="start" style:justify-single-word="false" fo:text-indent="0pt" style:auto-text-indent="false"/>
    </style:style>
    <style:style style:name="APA-Heading_20_4" style:display-name="APA-Heading 4" style:family="paragraph" style:parent-style-name="APA-Heading_20_3" style:next-style-name="APA-Text_20_Paragraph">
      <style:paragraph-properties fo:margin-left="0pt" fo:margin-right="0pt" fo:text-indent="36.85pt" style:auto-text-indent="false"/>
    </style:style>
    <style:style style:name="APA-Page_20_Header" style:display-name="APA-Page Header" style:family="paragraph" style:parent-style-name="Header">
      <style:paragraph-properties fo:text-align="end" style:justify-single-word="false"/>
    </style:style>
    <style:style style:name="APA-Running_20_Head" style:display-name="APA-Running Head" style:family="paragraph" style:parent-style-name="APA-Page_20_Header">
      <style:paragraph-properties fo:line-height="200%" fo:text-align="start" style:justify-single-word="false"/>
    </style:style>
    <style:style style:name="APA-Byline_20__26__20_Affiliation" style:display-name="APA-Byline &amp; Affiliation" style:family="paragraph" style:parent-style-name="APA-Running_20_Head">
      <style:paragraph-properties fo:text-align="center" style:justify-single-word="false"/>
    </style:style>
    <style:style style:name="APA-Paper_20_Titile" style:display-name="APA-Paper Titile" style:family="paragraph" style:parent-style-name="APA-Byline_20__26__20_Affiliation"/>
    <style:style style:name="APA-Title_20_Page_20_Notes" style:display-name="APA-Title Page Notes" style:family="paragraph" style:parent-style-name="APA-Byline_20__26__20_Affiliation">
      <style:paragraph-properties fo:text-align="start" style:justify-single-word="false"/>
    </style:style>
    <style:style style:name="APA-Abstract_20_Title" style:display-name="APA-Abstract Title" style:family="paragraph" style:parent-style-name="APA-Title_20_Page_20_Notes" style:next-style-name="APA-Abstract">
      <style:paragraph-properties fo:text-align="center" style:justify-single-word="false"/>
    </style:style>
    <style:style style:name="APA-Abstract" style:family="paragraph" style:parent-style-name="APA-Abstract_20_Title">
      <style:paragraph-properties fo:text-align="start" style:justify-single-word="false"/>
    </style:style>
    <style:style style:name="code" style:family="paragraph" style:parent-style-name="Code">
      <style:paragraph-properties fo:margin-top="0pt" fo:margin-bottom="0pt" fo:line-height="100%" fo:padding="1.39pt" fo:border="0.06pt solid #000000"/>
      <style:text-properties style:font-name="Bitstream Vera Sans Mono" fo:font-size="7pt" style:font-size-asian="7pt" style:font-size-complex="7pt"/>
    </style:style>
    <style:style style:name="Answer" style:family="paragraph" style:parent-style-name="Text_20_body" style:class="text" style:master-page-name="">
      <style:paragraph-properties style:page-number="auto" fo:background-color="transparent">
        <style:tab-stops/>
        <style:background-image/>
      </style:paragraph-properties>
      <style:text-properties fo:font-style="italic" style:text-underline-style="solid" style:text-underline-width="auto" style:text-underline-color="font-color" fo:font-weight="normal" style:font-style-asian="italic" style:font-weight-asian="bold" style:font-style-complex="italic" style:font-weight-complex="bold"/>
    </style:style>
    <style:style style:name="Code" style:family="paragraph" style:parent-style-name="Text_20_body"/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pt" svg:y="0pt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pt" svg:y="0pt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14.14pt" style:num-format="1" text:number-position="left" text:increment="5"/>
  </office:styles>
  <office:automatic-styles>
    <style:style style:name="MT1" style:family="text">
      <style:text-properties style:font-name="Bitstream Vera Sans1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612pt" fo:page-height="792pt" style:num-format="1" style:print-orientation="portrait" fo:margin-top="72pt" fo:margin-bottom="72pt" fo:margin-left="72pt" fo:margin-right="72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>
        <style:header-footer-properties fo:min-height="28.29pt" fo:margin-left="0pt" fo:margin-right="0pt" fo:margin-bottom="14.14pt" fo:background-color="transparent">
          <style:background-image/>
        </style:header-footer-properties>
      </style:header-style>
      <style:footer-style/>
    </style:page-layout>
    <style:page-layout style:name="Mpm2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APA-Page_20_Header"><text:span text:style-name="MT1">Lab2</text:span> <text:page-number text:select-page="current">4</text:page-number>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creation-date>2009-01-12T15:01:35</meta:creation-date>
    <dc:language>en-US</dc:language>
    <meta:editing-cycles>370</meta:editing-cycles>
    <meta:editing-duration>PT17H17M07S</meta:editing-duration>
    <meta:initial-creator>Xin Tan</meta:initial-creator>
    <dc:date>2009-05-12T12:07:32</dc:date>
    <dc:creator>Xin Tan</dc:creator>
    <meta:document-statistic meta:table-count="0" meta:image-count="0" meta:object-count="0" meta:page-count="4" meta:paragraph-count="148" meta:word-count="474" meta:character-count="7701"/>
    <meta:user-defined meta:name="Info 1"/>
    <meta:user-defined meta:name="Info 2"/>
    <meta:user-defined meta:name="Info 3"/>
    <meta:user-defined meta:name="Info 4"/>
    <meta:template xlink:type="simple" xlink:actuate="onRequest" xlink:title="apa_4thEd" xlink:href="../../../../../.ooo3/user/uno_packages/cache/uno_packages/6jHoak_/OOOP-templates-unified-en-US-2.4.0.4.oxt/template/educate/apa_4thEd.ott" meta:date="2009-01-12T15:01:34"/>
  </office:meta>
</office:document-meta>
</file>